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/>
    </style:style>
    <style:style style:name="P3" style:family="paragraph" style:parent-style-name="Standard">
      <style:text-properties fo:language="ru" fo:country="RU" fo:background-color="#ffff00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 style:list-style-name="L1">
      <style:text-properties fo:language="ru" fo:country="RU"/>
    </style:style>
    <style:style style:name="P10" style:family="paragraph" style:parent-style-name="Standard">
      <style:text-properties fo:language="ru" fo:country="RU"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2" style:family="paragraph" style:parent-style-name="Standard">
      <style:paragraph-properties fo:margin-top="0.199cm" fo:margin-bottom="0.199cm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Аттестация на уровень 2 квалификации младший специалист по качеству ПО</text:p>
      <text:p text:style-name="P6"/>
      <text:p text:style-name="P4">Критерии успешности прохождения : </text:p>
      <text:p text:style-name="Standard">Необходимо набрать не менее 25 баллов по первому заданию.</text:p>
      <text:p text:style-name="P1">Теоретическая часть.</text:p>
      <text:p text:style-name="Standard"><text:span text:style-name="T3">Задание №1</text:span> (выполняется в <text:span text:style-name="T1">redmine</text:span>)</text:p>
      <text:p text:style-name="P2">Разработать <text:span text:style-name="T1">check-list </text:span>для проверки </text:p>
      <text:p text:style-name="P1"/>
      <text:p text:style-name="P1">Количество баллов за это задание будет начисляться по полноте тестового покрытия (полнота тестового покрытия определяется экспертно руководителем отдела контроля качества ПО перед аттестацией):</text:p>
      <text:list xml:id="list6158321964151916342" text:style-name="L1">
        <text:list-item>
          <text:p text:style-name="P9">Менее 60% - 0 баллов.</text:p>
        </text:list-item>
        <text:list-item>
          <text:p text:style-name="P9">От 60% до <text:span text:style-name="T1">7</text:span>0% - <text:span text:style-name="T1">10</text:span> баллов</text:p>
        </text:list-item>
        <text:list-item>
          <text:p text:style-name="P9">От 70% до 80% - 15 баллов</text:p>
        </text:list-item>
        <text:list-item>
          <text:p text:style-name="P9">От 80% до 90% - 20 баллов.</text:p>
        </text:list-item>
        <text:list-item>
          <text:p text:style-name="P9">Свыше 90% - 25 баллов.</text:p>
        </text:list-item>
      </text:list>
      <text:p text:style-name="P12">Максимальное количество баллов за задание: 25 баллов.</text:p>
      <text:p text:style-name="P10">Задание №2:</text:p>
      <text:p text:style-name="P1">Написать <text:span text:style-name="T1">J-meter </text:span>скрипт имитирующий <text:span text:style-name="T1">log-in </text:span>пользователей на ТСС портал. Имитируемое количество соединений — 60.</text:p>
      <text:p text:style-name="P1"/>
      <text:p text:style-name="P3">Задание закоммитить в <text:span text:style-name="T1">Git</text:span>, работа будет вестись в Джире.</text:p>
      <text:p text:style-name="P1"/>
      <text:p text:style-name="P2">Задание будет оцениваться по следующим критериям:</text:p>
      <text:list xml:id="list5247475786870997115" text:style-name="L2">
        <text:list-item>
          <text:p text:style-name="P11">Полнота тестового покрытия: все ли запросы включены в скрипт, включена ли загрузка контента.</text:p>
        </text:list-item>
        <text:list-item>
          <text:p text:style-name="P11">Включение обоснованных задержек в скрипт.</text:p>
        </text:list-item>
        <text:list-item>
          <text:p text:style-name="P11">Контрольный прогон скрипта на <text:span text:style-name="T1">load stack </text:span>не должен выявить ошибок, возвращаемых запросами скрипта.</text:p>
        </text:list-item>
        <text:list-item>
          <text:p text:style-name="P11">Использование различных логинов, различных организаций.</text:p>
        </text:list-item>
      </text:list>
      <text:p text:style-name="P2"/>
      <text:p text:style-name="P7"><text:span text:style-name="T2">Условия выполнения задания: скрипт должен быть закоммичен в </text:span>git <text:span text:style-name="T2">до указанного времени. Изменения после этого времени не принимаются. После выполнения задача должна быть назначена на К.Фирсанова для ревью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4-04-27T16:43:29.07</meta:creation-date>
    <dc:date>2014-06-19T18:53:30.30</dc:date>
    <meta:editing-duration>PT21H35M2S</meta:editing-duration>
    <meta:editing-cycles>9</meta:editing-cycles>
    <meta:generator>OpenOffice/4.0.1$Win32 OpenOffice.org_project/401m5$Build-9714</meta:generator>
    <dc:creator>Константин Фирсанов</dc:creator>
    <meta:document-statistic meta:table-count="0" meta:image-count="0" meta:object-count="0" meta:page-count="1" meta:paragraph-count="22" meta:word-count="199" meta:character-count="1347"/>
  </office:meta>
</office:document-meta>
</file>